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6" style:family="paragraph" style:parent-style-name="Table_20_Contents">
      <style:text-properties style:font-name="Arial" fo:language="bg" fo:country="BG" fo:font-weight="bold"/>
    </style:style>
    <style:style style:name="P7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" fo:language="bg" fo:country="BG" officeooo:paragraph-rsid="0013efc4"/>
    </style:style>
    <style:style style:name="P9" style:family="paragraph" style:parent-style-name="Table_20_Contents">
      <style:text-properties style:font-name="Arial" fo:language="bg" fo:country="BG" officeooo:paragraph-rsid="0028b3b5"/>
    </style:style>
    <style:style style:name="P10" style:family="paragraph" style:parent-style-name="Table_20_Contents">
      <style:text-properties style:font-name="Arial" fo:language="bg" fo:country="BG" officeooo:paragraph-rsid="002e8d3a"/>
    </style:style>
    <style:style style:name="P11" style:family="paragraph" style:parent-style-name="Table_20_Contents">
      <style:text-properties style:font-name="Arial" fo:language="bg" fo:country="BG" officeooo:rsid="003d846b" officeooo:paragraph-rsid="003d846b"/>
    </style:style>
    <style:style style:name="P12" style:family="paragraph" style:parent-style-name="Table_20_Contents">
      <style:text-properties style:font-name="Arial" fo:language="bg" fo:country="BG" officeooo:paragraph-rsid="0041af0f"/>
    </style:style>
    <style:style style:name="P13" style:family="paragraph" style:parent-style-name="Table_20_Contents">
      <style:text-properties style:font-name="Arial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" fo:language="bg" fo:country="BG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5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7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9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5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7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9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40" style:family="paragraph" style:parent-style-name="Table_20_Contents_20__28_user_29_">
      <style:paragraph-properties style:snap-to-layout-grid="false"/>
      <style:text-properties officeooo:paragraph-rsid="0018f3e4"/>
    </style:style>
    <style:style style:name="P41" style:family="paragraph" style:parent-style-name="Table_20_Contents_20__28_user_29_">
      <style:paragraph-properties style:snap-to-layout-grid="false"/>
      <style:text-properties officeooo:paragraph-rsid="001ea3f4"/>
    </style:style>
    <style:style style:name="P42" style:family="paragraph" style:parent-style-name="Table_20_Contents_20__28_user_29_">
      <style:text-properties officeooo:paragraph-rsid="0018f3e4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style:font-name="Arial"/>
    </style:style>
    <style:style style:name="P45" style:family="paragraph" style:parent-style-name="Heading_20_3">
      <style:text-properties style:font-name="Arial" fo:language="bg" fo:country="BG"/>
    </style:style>
    <style:style style:name="P46" style:family="paragraph" style:parent-style-name="Heading_20_3">
      <style:text-properties style:font-name="Arial" fo:language="bg" fo:country="BG" officeooo:paragraph-rsid="0044a1e4"/>
    </style:style>
    <style:style style:name="P47" style:family="paragraph" style:parent-style-name="Heading_20_3">
      <style:text-properties style:font-name="Arial" fo:language="bg" fo:country="BG" officeooo:rsid="002aa9d6" officeooo:paragraph-rsid="002aa9d6"/>
    </style:style>
    <style:style style:name="P48" style:family="paragraph" style:parent-style-name="Heading_20_3">
      <style:text-properties style:font-name="Arial" fo:language="bg" fo:country="BG" officeooo:rsid="000fb226" officeooo:paragraph-rsid="000fb226"/>
    </style:style>
    <style:style style:name="P49" style:family="paragraph" style:parent-style-name="Heading_20_3">
      <style:text-properties style:font-name="Arial" fo:language="bg" fo:country="BG" officeooo:paragraph-rsid="00363aec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51" style:family="paragraph" style:parent-style-name="Heading_20_3">
      <style:text-properties style:font-name="Arial" fo:language="bg" fo:country="BG" officeooo:paragraph-rsid="0013efc4"/>
    </style:style>
    <style:style style:name="P52" style:family="paragraph" style:parent-style-name="Heading_20_3">
      <style:text-properties style:font-name="Arial" fo:language="bg" fo:country="BG" officeooo:paragraph-rsid="002e8d3a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4" style:family="paragraph" style:parent-style-name="Heading_20_3">
      <style:text-properties fo:language="bg" fo:country="BG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5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9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fo:language="bg" fo:country="BG" officeooo:rsid="0041af0f"/>
    </style:style>
    <style:style style:name="T22" style:family="text">
      <style:text-properties style:font-name="Arial" officeooo:rsid="0013efc4"/>
    </style:style>
    <style:style style:name="T23" style:family="text">
      <style:text-properties style:font-name="Arial" officeooo:rsid="0005746f"/>
    </style:style>
    <style:style style:name="T24" style:family="text">
      <style:text-properties style:font-name="Arial" fo:language="en" fo:country="GB" fo:font-style="italic" officeooo:rsid="002214ce" style:font-style-asian="italic" style:font-style-complex="italic"/>
    </style:style>
    <style:style style:name="T25" style:family="text">
      <style:text-properties style:font-name="Arial" fo:language="en" fo:country="GB" fo:font-style="italic" officeooo:rsid="00235273" style:font-style-asian="italic" style:font-style-complex="italic"/>
    </style:style>
    <style:style style:name="T26" style:family="text">
      <style:text-properties fo:font-weight="bold"/>
    </style:style>
    <style:style style:name="T27" style:family="text">
      <style:text-properties officeooo:rsid="000d4abb"/>
    </style:style>
    <style:style style:name="T28" style:family="text">
      <style:text-properties officeooo:rsid="00296815"/>
    </style:style>
    <style:style style:name="T29" style:family="text">
      <style:text-properties officeooo:rsid="0005746f"/>
    </style:style>
    <style:style style:name="T30" style:family="text">
      <style:text-properties officeooo:rsid="0006d3c3"/>
    </style:style>
    <style:style style:name="T31" style:family="text">
      <style:text-properties officeooo:rsid="0010d852"/>
    </style:style>
    <style:style style:name="T32" style:family="text">
      <style:text-properties officeooo:rsid="0013efc4"/>
    </style:style>
    <style:style style:name="T33" style:family="text">
      <style:text-properties officeooo:rsid="00149e5d"/>
    </style:style>
    <style:style style:name="T34" style:family="text">
      <style:text-properties officeooo:rsid="00165fcd"/>
    </style:style>
    <style:style style:name="T35" style:family="text">
      <style:text-properties officeooo:rsid="00172f72"/>
    </style:style>
    <style:style style:name="T36" style:family="text">
      <style:text-properties style:use-window-font-color="true" style:font-name="Arial" fo:language="bg" fo:country="BG" style:text-underline-style="none" officeooo:rsid="002bfd58"/>
    </style:style>
    <style:style style:name="T37" style:family="text">
      <style:text-properties officeooo:rsid="0018f3e4"/>
    </style:style>
    <style:style style:name="T38" style:family="text">
      <style:text-properties officeooo:rsid="001aa35c"/>
    </style:style>
    <style:style style:name="T39" style:family="text">
      <style:text-properties officeooo:rsid="001c4ee4"/>
    </style:style>
    <style:style style:name="T40" style:family="text">
      <style:text-properties officeooo:rsid="001ea3f4"/>
    </style:style>
    <style:style style:name="T41" style:family="text">
      <style:text-properties officeooo:rsid="0020d682"/>
    </style:style>
    <style:style style:name="T42" style:family="text">
      <style:text-properties officeooo:rsid="00240aff"/>
    </style:style>
    <style:style style:name="T43" style:family="text">
      <style:text-properties fo:language="en" fo:country="GB" officeooo:rsid="00389a3e"/>
    </style:style>
    <style:style style:name="T44" style:family="text">
      <style:text-properties fo:language="en" fo:country="GB" fo:font-weight="bold" officeooo:rsid="00389a3e" style:font-weight-asian="bold" style:font-weight-complex="bold"/>
    </style:style>
    <style:style style:name="T45" style:family="text">
      <style:text-properties fo:language="en" fo:country="GB" officeooo:rsid="004c999d"/>
    </style:style>
    <style:style style:name="T46" style:family="text">
      <style:text-properties officeooo:rsid="002c3ae5"/>
    </style:style>
    <style:style style:name="T47" style:family="text">
      <style:text-properties officeooo:rsid="002e0d89"/>
    </style:style>
    <style:style style:name="T48" style:family="text">
      <style:text-properties officeooo:rsid="002e8d3a"/>
    </style:style>
    <style:style style:name="T49" style:family="text">
      <style:text-properties officeooo:rsid="002ec8d2"/>
    </style:style>
    <style:style style:name="T50" style:family="text">
      <style:text-properties fo:language="en" fo:country="US" fo:font-weight="normal" officeooo:rsid="0031a90d" style:font-weight-asian="normal" style:font-weight-complex="normal"/>
    </style:style>
    <style:style style:name="T51" style:family="text">
      <style:text-properties fo:language="en" fo:country="US" officeooo:rsid="00403f18"/>
    </style:style>
    <style:style style:name="T52" style:family="text">
      <style:text-properties officeooo:rsid="00363aec"/>
    </style:style>
    <style:style style:name="T53" style:family="text">
      <style:text-properties officeooo:rsid="0037be8d"/>
    </style:style>
    <style:style style:name="T54" style:family="text">
      <style:text-properties officeooo:rsid="00395c2a"/>
    </style:style>
    <style:style style:name="T55" style:family="text">
      <style:text-properties officeooo:rsid="003c3df0"/>
    </style:style>
    <style:style style:name="T56" style:family="text">
      <style:text-properties officeooo:rsid="0041af0f"/>
    </style:style>
    <style:style style:name="T57" style:family="text">
      <style:text-properties officeooo:rsid="004208ab"/>
    </style:style>
    <style:style style:name="T58" style:family="text">
      <style:text-properties officeooo:rsid="00426c7f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Автобиография на Георги <text:span text:style-name="T57">Д. </text:span>Сотиров</text:h>
      <text:h text:style-name="P56" text:outline-level="2">Информация за <text:span text:style-name="T53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7">17<text:span text:style-name="T27">15</text:span> София<text:line-break/><text:span text:style-name="T27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4">итан</text:span> <text:span text:style-name="T55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56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2">Предпочитан тип заетост</text:span>:</text:p>
          </table:table-cell>
          <table:table-cell table:style-name="PersonalINfo.B1" office:value-type="string">
            <text:p text:style-name="P2"><text:span text:style-name="T27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56" text:outline-level="2">Образование<text:tab/></text:h>
      <text:h text:style-name="P45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58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2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56">Октомври</text:span> <text:span text:style-name="T56">2012</text:span> <text:span text:style-name="T43">–</text:span> <text:span text:style-name="T56">Ноември</text:span> 20<text:span text:style-name="T56">17</text:span></text:p>
          </table:table-cell>
        </table:table-row>
      </table:table>
      <text:h text:style-name="P46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2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43">–</text:span> Юни 2002</text:p>
          </table:table-cell>
        </table:table-row>
      </table:table>
      <text:h text:style-name="P47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2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43">–</text:span> Май 1998</text:p>
          </table:table-cell>
        </table:table-row>
      </table:table>
      <text:p text:style-name="P21"/>
      <text:h text:style-name="P57" text:outline-level="2">Умения<text:tab/></text:h>
      <text:h text:style-name="P45" text:outline-level="3">Програмни езици</text:h>
      <text:p text:style-name="P23">C, C++, <text:span text:style-name="T51">Java, </text:span>JavaScript®, Pascal, Perl, PHP, <text:span text:style-name="T28">PL/SQL, </text:span>Prolog, Shell</text:p>
      <text:h text:style-name="P48" text:outline-level="3">Web разработка</text:h>
      <text:p text:style-name="P22">(X)HTML, XML, CSS, XSL</text:p>
      <text:h text:style-name="P45" text:outline-level="3">Среди за разработка</text:h>
      <text:p text:style-name="P25">Borland® C++Builder™, Borland® Delphi™, Eclipse, GraphTalk™ Developer, KDevelop, Microsoft® VisualC++®, Turbo® C/C++, Turbo® Pascal, Watcom™ C/C++</text:p>
      <text:h text:style-name="P45" text:outline-level="3">Инструменти за разработка</text:h>
      <text:p text:style-name="P22">Bugzilla, JIRA</text:p>
      <text:p text:style-name="P22">CVS, Subversion, Mercurial (Hg), Git</text:p>
      <text:p text:style-name="P22">make, CMake</text:p>
      <text:h text:style-name="P45" text:outline-level="3">Бази данни и моделиране</text:h>
      <text:p text:style-name="P18">SQL, MySQL, Oracle</text:p>
      <text:p text:style-name="P18">MySQL Workbench, <text:span text:style-name="T29">Oracle SQL Developer, </text:span><text:span text:style-name="T51">PL/SQL Developer</text:span></text:p>
      <text:h text:style-name="P45" text:outline-level="3">Операционни системи</text:h>
      <text:p text:style-name="P22">Linux, Unix, Windows, <text:span text:style-name="T30">DOS</text:span></text:p>
      <text:h text:style-name="P54" text:outline-level="3">Технологии за виртуализация</text:h>
      <text:p text:style-name="P24">VMware, qemu</text:p>
      <text:h text:style-name="P45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5" text:outline-level="3">Езици</text:h>
      <text:p text:style-name="P17">Български, Английски</text:p>
      <text:h text:style-name="P56" text:outline-level="2">Допълнителни квалификации<text:tab/></text:h>
      <text:h text:style-name="P49" text:outline-level="3">Юли 2003 <text:span text:style-name="T45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1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1"/>
      <text:h text:style-name="P58" text:outline-level="2">Трудов опит<text:tab/></text:h>
      <text:h text:style-name="P50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32">5</text:span><text:span text:style-name="T44">–</text:span><text:span text:style-name="T50">1</text:span><text:span text:style-name="T32">0</text:span> <text:span text:style-name="T32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7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5" text:outline-level="3"><text:bookmark-start text:name="Codix-TL"/><text:span text:style-name="T22">Януари</text:span><text:span text:style-name="T23"> 2008 – </text:span><text:span text:style-name="T22">Октомври</text:span><text:span text:style-name="T23"> 2012</text:span><text:bookmark-end text:name="Codix-TL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32">15</text:span><text:span text:style-name="T43">–</text:span><text:span text:style-name="T32">20</text:span> <text:span text:style-name="T32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7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1" text:outline-level="3"><text:bookmark-start text:name="Codix-CSQL"/>Декември 2006 – <text:span text:style-name="T32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49">и </text:span>SQL <text:span text:style-name="T49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43">–</text:span>10 <text:span text:style-name="T33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5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3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5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43">–</text:span>20 <text:span text:style-name="T33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2" text:outline-level="3"><text:bookmark text:name="Xpeqt"/>Май 2002 <text:span text:style-name="T43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34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2" text:outline-level="3"><text:bookmark text:name="BIT"/>Септември 2001 <text:span text:style-name="T43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4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56" text:outline-level="2">Примерни проекти<text:tab/></text:h>
      <text:h text:style-name="P53" text:outline-level="3"><text:span text:style-name="T37">Април</text:span> 2011 – <text:span text:style-name="T37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<text:span text:style-name="T37">Име</text:span>:</text:p>
          </table:table-cell>
          <table:table-cell table:style-name="Таблица15.B1" office:value-type="string">
            <text:p text:style-name="P42"><text:span text:style-name="Strong_20_Emphasis"><text:span text:style-name="T36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38">Описание</text:span>:</text:p>
          </table:table-cell>
          <table:table-cell table:style-name="Таблица15.B1" office:value-type="string">
            <text:p text:style-name="P31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9"><text:span text:style-name="T38">Продължителност</text:span>:</text:p>
          </table:table-cell>
          <table:table-cell table:style-name="Таблица15.B1" office:value-type="string">
            <text:p text:style-name="P31">4 <text:span text:style-name="T38">години и 3 месеца</text:span></text:p>
          </table:table-cell>
        </table:table-row>
        <table:table-row>
          <table:table-cell table:style-name="Таблица15.A1" office:value-type="string">
            <text:p text:style-name="P29"><text:span text:style-name="T38">Използвани технологии</text:span>:</text:p>
          </table:table-cell>
          <table:table-cell table:style-name="Таблица15.B1" office:value-type="string">
            <text:p text:style-name="P40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46">Длъжност</text:span>:</text:p>
          </table:table-cell>
          <table:table-cell table:style-name="Таблица15.B1" office:value-type="string">
            <text:p text:style-name="P33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9"><text:span text:style-name="T38">Размер на екипа</text:span>:</text:p>
          </table:table-cell>
          <table:table-cell table:style-name="Таблица15.B1" office:value-type="string">
            <text:p text:style-name="P34">5<text:span text:style-name="T43">–</text:span>10 <text:span text:style-name="T38">човека</text:span></text:p>
          </table:table-cell>
        </table:table-row>
        <table:table-row>
          <table:table-cell table:style-name="Таблица15.A1" office:value-type="string">
            <text:p text:style-name="P29"><text:span text:style-name="T38">Организация</text:span>:</text:p>
          </table:table-cell>
          <table:table-cell table:style-name="Таблица15.B1" office:value-type="string">
            <text:p text:style-name="P42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9">Описание на организацията:</text:p>
          </table:table-cell>
          <table:table-cell table:style-name="Таблица15.B1" office:value-type="string">
            <text:p text:style-name="P31">CODIX е софтуерната компания зад iMX – системата за събит<text:span text:style-name="T39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2" text:outline-level="3"><text:bookmark text:name="EP-12"/>Юни 2002 <text:span text:style-name="T43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5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8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4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0"><text:span text:style-name="T40">Име</text:span>:</text:p>
          </table:table-cell>
          <table:table-cell table:style-name="Таблица11.B1" office:value-type="string">
            <text:p text:style-name="P38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0"><text:span text:style-name="T40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0"><text:span text:style-name="T40">Продължителност</text:span>:</text:p>
          </table:table-cell>
          <table:table-cell table:style-name="Таблица11.B1" office:value-type="string">
            <text:p text:style-name="P32">11 <text:span text:style-name="T40">години и продължава</text:span></text:p>
          </table:table-cell>
        </table:table-row>
        <table:table-row>
          <table:table-cell table:style-name="Таблица11.A1" office:value-type="string">
            <text:p text:style-name="P30"><text:span text:style-name="T40">Използвани технологии</text:span>:</text:p>
          </table:table-cell>
          <table:table-cell table:style-name="Таблица11.B1" office:value-type="string">
            <text:p text:style-name="P41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0"><text:span text:style-name="T47">Длъжност</text:span>:</text:p>
          </table:table-cell>
          <table:table-cell table:style-name="Таблица11.B1" office:value-type="string">
            <text:p text:style-name="P32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0"><text:span text:style-name="T40">Размер на екипа</text:span>:</text:p>
          </table:table-cell>
          <table:table-cell table:style-name="Таблица11.B1" office:value-type="string">
            <text:p text:style-name="P35">Един човек</text:p>
          </table:table-cell>
        </table:table-row>
        <table:table-row>
          <table:table-cell table:style-name="Таблица11.A1" office:value-type="string">
            <text:p text:style-name="P30"><text:span text:style-name="T40">Организация</text:span>:</text:p>
          </table:table-cell>
          <table:table-cell table:style-name="Таблица11.B1" office:value-type="string">
            <text:p text:style-name="P36">Личен проект</text:p>
          </table:table-cell>
        </table:table-row>
      </table:table>
      <text:p text:style-name="Standard"/>
      <text:p text:style-name="P19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56" text:outline-level="2">Препоръки<text:tab/></text:h>
      <text:list xml:id="list1048086857" text:style-name="L1">
        <text:list-item>
          <text:p text:style-name="P43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44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6"><text:span text:style-name="T26">Забележка</text:span>: Препоръки се предоставят при поискване.</text:p>
      <text:p text:style-name="P20"/>
      <text:p text:style-name="P20"/>
      <text:p text:style-name="P20"/>
      <text:p text:style-name="P20">Последна промяна: <text:date style:data-style-name="N36" text:date-value="2017-12-12T12:50:42.962999688">12.12.2017 г.</text:date></text:p>
      <text:p text:style-name="P20"><text:span text:style-name="T41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Georgi Sotirov</meta:initial-creator>
    <meta:creation-date>2005-08-28T16:46:32</meta:creation-date>
    <dc:creator>Georgi Sotirov</dc:creator>
    <dc:date>2017-12-12T12:50:42.166000000</dc:date>
    <dc:language>bg-BG</dc:language>
    <meta:editing-cycles>166</meta:editing-cycles>
    <meta:editing-duration>PT4H29M51S</meta:editing-duration>
    <meta:document-statistic meta:table-count="16" meta:image-count="0" meta:object-count="0" meta:page-count="5" meta:paragraph-count="229" meta:word-count="823" meta:character-count="5980" meta:non-whitespace-character-count="5370"/>
    <meta:user-defined meta:name="Info 1"/>
    <meta:user-defined meta:name="Info 2"/>
    <meta:user-defined meta:name="Info 3"/>
    <meta:user-defined meta:name="Info 4"/>
  </office:meta>
</office:document-meta>
</file>